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96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font-name="Arial"/>
    </style:style>
    <style:style style:name="ce8" style:family="table-cell" style:parent-style-name="Default" style:data-style-name="N121">
      <style:text-properties style:font-name="Arial"/>
    </style:style>
    <style:style style:name="ce9" style:family="table-cell" style:parent-style-name="Default" style:data-style-name="N122">
      <style:text-properties style:font-name="Arial"/>
    </style:style>
    <style:style style:name="ce10" style:family="table-cell" style:parent-style-name="Default" style:data-style-name="N124">
      <style:text-properties style:font-name="Arial"/>
    </style:style>
    <style:style style:name="ce11" style:family="table-cell" style:parent-style-name="Default" style:data-style-name="N125">
      <style:text-properties style:font-name="Arial"/>
    </style:style>
    <style:style style:name="ce12" style:family="table-cell" style:parent-style-name="Default" style:data-style-name="N123"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1021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test</text:p>
          </table:table-cell>
          <table:table-cell table:style-name="ce8" office:value-type="float" office:value="10" calcext:value-type="float">
            <text:p>10 Ω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//</text:p>
          </table:table-cell>
          <table:table-cell table:style-name="ce8" office:value-type="float" office:value="825" calcext:value-type="float">
            <text:p>825 Ω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q</text:p>
          </table:table-cell>
          <table:table-cell table:style-name="ce8" table:formula="of:=1/(1/[.C2]+1/[.C3])" office:value-type="float" office:value="9.88023952095808" calcext:value-type="float">
            <text:p>10 Ω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table:style-name="ce9" office:value-type="float" office:value="5" calcext:value-type="float">
            <text:p>5 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div</text:p>
          </table:table-cell>
          <table:table-cell table:style-name="ce8" table:formula="of:=21500+8250" office:value-type="float" office:value="29750" calcext:value-type="float">
            <text:p>29750 Ω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test</text:p>
          </table:table-cell>
          <table:table-cell table:style-name="ce10" table:formula="of:=[.C6]*[.C4]/([.C4]+[.C7])*1000" office:value-type="float" office:value="1.65999315881607" calcext:value-type="float">
            <text:p>1.7 m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mpl</text:p>
          </table:table-cell>
          <table:table-cell table:formula="of:=681000/15000" office:value-type="float" office:value="45.4" calcext:value-type="float">
            <text:p>45.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adc</text:p>
          </table:table-cell>
          <table:table-cell table:style-name="ce11" table:formula="of:=[.C8]*[.C10]" office:value-type="float" office:value="75.3636894102497" calcext:value-type="float">
            <text:p>752 m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2" table:formula="of:=1024*[.C12]/[.C6]/1000" office:value-type="float" office:value="15.4344835912191" calcext:value-type="float">
            <text:p>15 step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*10</text:p>
          </table:table-cell>
          <table:table-cell table:style-name="ce12" table:formula="of:=10*[.C14]" office:value-type="float" office:value="154.344835912191" calcext:value-type="float">
            <text:p>154 ste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table:formula="of:=[.C17]-[.C15]" office:value-type="float" office:value="-14.3448359121914" calcext:value-type="float">
            <text:p>-14 steps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1"/>
      <number:text> Ω</number:text>
    </number:number-style>
    <number:number-style style:name="N122">
      <number:number number:decimal-places="0" number:min-decimal-places="0" number:min-integer-digits="1"/>
      <number:text> V</number:text>
    </number:number-style>
    <number:number-style style:name="N123">
      <number:number number:decimal-places="0" number:min-decimal-places="0" number:min-integer-digits="1"/>
      <number:text> steps</number:text>
    </number:number-style>
    <number:number-style style:name="N124">
      <number:number number:decimal-places="1" number:min-decimal-places="1" number:min-integer-digits="1"/>
      <number:text> mV</number:text>
    </number:number-style>
    <number:number-style style:name="N125">
      <number:number number:decimal-places="0" number:min-decimal-places="0" number:min-integer-digits="1"/>
      <number:text>2 mV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Gauthier Gérard</meta:initial-creator>
    <dc:creator>Djee </dc:creator>
    <meta:creation-date>2021-12-06T15:17:30Z</meta:creation-date>
    <dc:date>2021-12-06T21:59:55.048768165</dc:date>
    <meta:editing-duration>PT35S</meta:editing-duration>
    <meta:editing-cycles>1</meta:editing-cycles>
    <meta:document-statistic meta:table-count="1" meta:cell-count="22" meta:object-count="0"/>
  </office:meta>
</office:document-meta>
</file>